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92cf3" officeooo:paragraph-rsid="00092cf3"/>
    </style:style>
    <style:style style:name="P2" style:family="paragraph" style:parent-style-name="Standard">
      <style:text-properties officeooo:rsid="000ab3cb" officeooo:paragraph-rsid="000ab3cb"/>
    </style:style>
    <style:style style:name="P3" style:family="paragraph" style:parent-style-name="Standard">
      <style:text-properties officeooo:rsid="000b8ef3" officeooo:paragraph-rsid="000b8ef3"/>
    </style:style>
    <style:style style:name="P4" style:family="paragraph" style:parent-style-name="Standard">
      <style:text-properties officeooo:rsid="000cf2d4" officeooo:paragraph-rsid="000cf2d4"/>
    </style:style>
    <style:style style:name="P5" style:family="paragraph" style:parent-style-name="Standard">
      <style:text-properties officeooo:rsid="000cf2d4" officeooo:paragraph-rsid="000d5fd9"/>
    </style:style>
    <style:style style:name="P6" style:family="paragraph" style:parent-style-name="Standard">
      <style:text-properties officeooo:rsid="000dc65c" officeooo:paragraph-rsid="000dc65c"/>
    </style:style>
    <style:style style:name="P7" style:family="paragraph" style:parent-style-name="Standard">
      <style:text-properties officeooo:rsid="000ecd18" officeooo:paragraph-rsid="000ecd18"/>
    </style:style>
    <style:style style:name="P8" style:family="paragraph" style:parent-style-name="Standard">
      <style:text-properties officeooo:rsid="000ee717" officeooo:paragraph-rsid="000ee717"/>
    </style:style>
    <style:style style:name="P9" style:family="paragraph" style:parent-style-name="Standard">
      <style:text-properties officeooo:rsid="0010d7c9" officeooo:paragraph-rsid="0010d7c9"/>
    </style:style>
    <style:style style:name="P10" style:family="paragraph" style:parent-style-name="Standard">
      <style:text-properties officeooo:rsid="0011d929" officeooo:paragraph-rsid="0011d929"/>
    </style:style>
    <style:style style:name="P11" style:family="paragraph" style:parent-style-name="Standard">
      <style:text-properties officeooo:rsid="00122a98" officeooo:paragraph-rsid="00122a98"/>
    </style:style>
    <style:style style:name="P12" style:family="paragraph" style:parent-style-name="Standard">
      <style:text-properties officeooo:rsid="0012717d" officeooo:paragraph-rsid="0012717d"/>
    </style:style>
    <style:style style:name="P13" style:family="paragraph" style:parent-style-name="Standard">
      <style:text-properties officeooo:rsid="00158d28" officeooo:paragraph-rsid="00158d28"/>
    </style:style>
    <style:style style:name="P14" style:family="paragraph" style:parent-style-name="Standard">
      <style:text-properties officeooo:rsid="00165976" officeooo:paragraph-rsid="00165976"/>
    </style:style>
    <style:style style:name="P15" style:family="paragraph" style:parent-style-name="Standard">
      <style:text-properties officeooo:rsid="0016aeba" officeooo:paragraph-rsid="0016aeba"/>
    </style:style>
    <style:style style:name="P16" style:family="paragraph" style:parent-style-name="Standard">
      <style:text-properties officeooo:rsid="001aaf91" officeooo:paragraph-rsid="0018e881"/>
    </style:style>
    <style:style style:name="P17" style:family="paragraph" style:parent-style-name="Standard">
      <style:text-properties officeooo:rsid="0016513b" officeooo:paragraph-rsid="0018e881"/>
    </style:style>
    <style:style style:name="P18" style:family="paragraph" style:parent-style-name="Standard">
      <style:text-properties officeooo:rsid="0016513b" officeooo:paragraph-rsid="0016aeba"/>
    </style:style>
    <style:style style:name="P19" style:family="paragraph" style:parent-style-name="Standard">
      <style:paragraph-properties fo:text-align="start" style:justify-single-word="false"/>
      <style:text-properties officeooo:rsid="0017c577" officeooo:paragraph-rsid="0018e881"/>
    </style:style>
    <style:style style:name="P20" style:family="paragraph" style:parent-style-name="Standard">
      <style:text-properties officeooo:rsid="0017c577" officeooo:paragraph-rsid="0018e881"/>
    </style:style>
    <style:style style:name="P21" style:family="paragraph" style:parent-style-name="Standard">
      <style:text-properties officeooo:rsid="0019aee3" officeooo:paragraph-rsid="0018e881"/>
    </style:style>
    <style:style style:name="P22" style:family="paragraph" style:parent-style-name="Standard">
      <style:text-properties officeooo:rsid="0018e881" officeooo:paragraph-rsid="0018e881"/>
    </style:style>
    <style:style style:name="P23" style:family="paragraph" style:parent-style-name="Standard">
      <style:text-properties officeooo:rsid="001aeeff" officeooo:paragraph-rsid="001aeeff"/>
    </style:style>
    <style:style style:name="P24" style:family="paragraph" style:parent-style-name="Standard">
      <style:text-properties style:text-underline-style="none" officeooo:rsid="001c614d" officeooo:paragraph-rsid="0018e881"/>
    </style:style>
    <style:style style:name="P25" style:family="paragraph" style:parent-style-name="Standard">
      <style:text-properties style:text-underline-style="none" officeooo:rsid="0018e881" officeooo:paragraph-rsid="0018e881"/>
    </style:style>
    <style:style style:name="P26" style:family="paragraph" style:parent-style-name="Standard">
      <style:text-properties style:text-underline-style="none" officeooo:rsid="0019e3ba" officeooo:paragraph-rsid="0018e881"/>
    </style:style>
    <style:style style:name="P27" style:family="paragraph" style:parent-style-name="Standard">
      <style:text-properties style:text-underline-style="none" officeooo:rsid="0019e3ba" officeooo:paragraph-rsid="0019e3ba"/>
    </style:style>
    <style:style style:name="P28" style:family="paragraph" style:parent-style-name="Standard">
      <style:text-properties style:text-underline-style="none" officeooo:rsid="001aeeff" officeooo:paragraph-rsid="001aeeff"/>
    </style:style>
    <style:style style:name="P29" style:family="paragraph" style:parent-style-name="Standard">
      <style:text-properties style:text-underline-style="none" officeooo:rsid="001af170" officeooo:paragraph-rsid="001aeeff"/>
    </style:style>
    <style:style style:name="P30" style:family="paragraph" style:parent-style-name="Standard">
      <style:text-properties style:text-underline-style="none" officeooo:rsid="001af170" officeooo:paragraph-rsid="001af170"/>
    </style:style>
    <style:style style:name="P31" style:family="paragraph" style:parent-style-name="Standard">
      <style:text-properties style:text-underline-style="none" officeooo:rsid="001af170" officeooo:paragraph-rsid="001c7103"/>
    </style:style>
    <style:style style:name="P32" style:family="paragraph" style:parent-style-name="Standard">
      <style:text-properties style:text-underline-style="none" officeooo:rsid="001c7103" officeooo:paragraph-rsid="001c7103"/>
    </style:style>
    <style:style style:name="P33" style:family="paragraph" style:parent-style-name="Standard">
      <style:text-properties style:text-underline-style="none" officeooo:rsid="001cc8fd" officeooo:paragraph-rsid="001cc8fd"/>
    </style:style>
    <style:style style:name="P34" style:family="paragraph" style:parent-style-name="Standard">
      <style:text-properties style:text-underline-style="none" fo:font-weight="bold" officeooo:rsid="001af170" officeooo:paragraph-rsid="001c7103" style:font-weight-asian="bold" style:font-weight-complex="bold"/>
    </style:style>
    <style:style style:name="P35" style:family="paragraph" style:parent-style-name="Standard">
      <style:text-properties style:text-underline-style="none" fo:font-weight="bold" officeooo:rsid="001cc8fd" officeooo:paragraph-rsid="001cc8fd" style:font-weight-asian="bold" style:font-weight-complex="bold"/>
    </style:style>
    <style:style style:name="P36" style:family="paragraph" style:parent-style-name="Standard">
      <style:text-properties style:text-underline-style="none" fo:font-weight="bold" officeooo:rsid="001d73f3" officeooo:paragraph-rsid="001d73f3" style:font-weight-asian="bold" style:font-weight-complex="bold"/>
    </style:style>
    <style:style style:name="P37" style:family="paragraph" style:parent-style-name="Standard">
      <style:text-properties style:text-underline-style="none" officeooo:rsid="001d73f3" officeooo:paragraph-rsid="001d73f3"/>
    </style:style>
    <style:style style:name="P38" style:family="paragraph" style:parent-style-name="Standard">
      <style:text-properties style:text-underline-style="none" fo:font-weight="normal" officeooo:rsid="001aeeff" officeooo:paragraph-rsid="001aeeff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ebe86" officeooo:paragraph-rsid="001ebe86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ff762" officeooo:paragraph-rsid="001ff762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1ffedd" officeooo:paragraph-rsid="001ffedd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1c75e" officeooo:paragraph-rsid="0021c75e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30007" officeooo:paragraph-rsid="00230007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24e0c7" officeooo:paragraph-rsid="0024e0c7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26d48c" officeooo:paragraph-rsid="0026d48c" style:font-weight-asian="normal" style:font-weight-complex="normal"/>
    </style:style>
    <style:style style:name="T1" style:family="text">
      <style:text-properties officeooo:rsid="000d5fd9"/>
    </style:style>
    <style:style style:name="T2" style:family="text">
      <style:text-properties officeooo:rsid="0010d7c9"/>
    </style:style>
    <style:style style:name="T3" style:family="text">
      <style:text-properties officeooo:rsid="0011d929"/>
    </style:style>
    <style:style style:name="T4" style:family="text">
      <style:text-properties officeooo:rsid="00138ddc"/>
    </style:style>
    <style:style style:name="T5" style:family="text">
      <style:text-properties officeooo:rsid="0016aeba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c4452"/>
    </style:style>
    <style:style style:name="T8" style:family="text">
      <style:text-properties style:text-underline-style="none" officeooo:rsid="001c614d"/>
    </style:style>
    <style:style style:name="T9" style:family="text">
      <style:text-properties style:text-underline-style="none" officeooo:rsid="0019e3ba"/>
    </style:style>
    <style:style style:name="T10" style:family="text">
      <style:text-properties style:text-underline-style="none" officeooo:rsid="001af170"/>
    </style:style>
    <style:style style:name="T11" style:family="text">
      <style:text-properties officeooo:rsid="0017c577"/>
    </style:style>
    <style:style style:name="T12" style:family="text">
      <style:text-properties officeooo:rsid="0019aee3"/>
    </style:style>
    <style:style style:name="T13" style:family="text">
      <style:text-properties officeooo:rsid="001aaf91"/>
    </style:style>
    <style:style style:name="T14" style:family="text">
      <style:text-properties officeooo:rsid="001c4452"/>
    </style:style>
    <style:style style:name="T15" style:family="text">
      <style:text-properties officeooo:rsid="001c7103"/>
    </style:style>
    <style:style style:name="T16" style:family="text">
      <style:text-properties officeooo:rsid="001cc8fd"/>
    </style:style>
    <style:style style:name="T17" style:family="text">
      <style:text-properties officeooo:rsid="001d73f3"/>
    </style:style>
    <style:style style:name="T18" style:family="text">
      <style:text-properties officeooo:rsid="001ffedd"/>
    </style:style>
    <style:style style:name="T19" style:family="text">
      <style:text-properties officeooo:rsid="00230007"/>
    </style:style>
    <style:style style:name="T20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강) Image classification pipeline</text:p>
      <text:p text:style-name="P1"/>
      <text:p text:style-name="P1">이미지는 height, width, color channel 로 구성된다.</text:p>
      <text:p text:style-name="P1">이미지 인식은 밝기, 변형, 은닉, 배경, 여러 사물 등에서 기계는 구별하기 어렵다.</text:p>
      <text:p text:style-name="P1"/>
      <text:p text:style-name="P1"><text:s/>Data-driven approach:</text:p>
      <text:p text:style-name="P1">1. Collect a dataset of images and laels</text:p>
      <text:p text:style-name="P1">2. Use Machine Learning to train an image classifier</text:p>
      <text:p text:style-name="P1">3. Evaluate the classifier on a withheld set of test images</text:p>
      <text:p text:style-name="P1">-------------------------------------------------------------------------------------------------------------------</text:p>
      <text:p text:style-name="P1">Nearest Neighbor Classifier</text:p>
      <text:p text:style-name="P1">- 모든 학습 용 이미지와 레이블을 기억하게 시킴</text:p>
      <text:p text:style-name="P1">- <text:s/>하나하나 일일이 다 비교함</text:p>
      <text:p text:style-name="P1"/>
      <text:p text:style-name="P1">거리를 이용해 비교함.</text:p>
      <text:p text:style-name="P1">L1 distance </text:p>
      <text:p text:style-name="P1">test image – training image = |result| </text:p>
      <text:p text:style-name="P1"/>
      <text:p text:style-name="P2">training data가 늘어나면 분류 작업도 늘어남 → Linearly</text:p>
      <text:p text:style-name="P2"/>
      <text:p text:style-name="P2">L1 distance (Manhattan)</text:p>
      <text:p text:style-name="P2">L2 distance (Euclidean)</text:p>
      <text:p text:style-name="P2">→ 하이퍼파라미터</text:p>
      <text:p text:style-name="P2">---------------------------------------------------------------------------------------------------------------</text:p>
      <text:p text:style-name="P2">K-Nearest Neighbor</text:p>
      <text:p text:style-name="P2">→ 가장 많은 요소가 있으면 그걸로 예측함, 다수결로 뭐가 가장 유사한지 예측함</text:p>
      <text:p text:style-name="P2"/>
      <text:p text:style-name="P2">하이퍼파라미터의 설정은 문제에 따라 달라진다. </text:p>
      <text:p text:style-name="P2"/>
      <text:p text:style-name="P3">Test set 과 training set 은 반드시 분류해야된다. 최후의 보루로 생각해라</text:p>
      <text:p text:style-name="P3"/>
      <text:p text:style-name="P3">Validation data → 하이퍼파라미터를 튜닝하기 위한 공간</text:p>
      <text:p text:style-name="P3">training data set이 적을 때는 cross-validation을 사용함</text:p>
      <text:p text:style-name="P3">→ 1,2,3,4 에서 training, 5에서 validation → 2,3,4에서 training 5에서 validation = 총5번 반복</text:p>
      <text:p text:style-name="P3"/>
      <text:p text:style-name="P3">k-Nearest를 사용안하는 이유</text:p>
      <text:p text:style-name="P3">→ test를 할때 시간이 매우 많이걸림</text:p>
      <text:p text:style-name="P3">→ distance를 예측하기 어려움</text:p>
      <text:p text:style-name="P3"/>
      <text:p text:style-name="P3"/>
      <text:p text:style-name="P3"/>
      <text:p text:style-name="P3"><text:soft-page-break/>Linear classification</text:p>
      <text:p text:style-name="P3">CNN으로 분류를 하고, RNN으로 언어처리를 함</text:p>
      <text:p text:style-name="P3"/>
      <text:p text:style-name="P4">weight의 차원은 맞춰야됨</text:p>
      <text:p text:style-name="P4"/>
      <text:p text:style-name="P4">f(xi, W, b) = xi *W + b</text:p>
      <text:p text:style-name="P4"/>
      <text:p text:style-name="P5">→ <text:span text:style-name="T1">Linear classification 을 사용해 score function을 정의</text:span></text:p>
      <text:p text:style-name="P5">앞으로는 <text:span text:style-name="T1">loss function을 정의해야됨</text:span></text:p>
      <text:p text:style-name="P5">- <text:span text:style-name="T1">score를 더욱 정량화 하는 과정</text:span></text:p>
      <text:p text:style-name="P5"/>
      <text:p text:style-name="P5"><text:s/>-------------------------------------------------------------------------------------------------------------------</text:p>
      <text:p text:style-name="P5">3강) <text:span text:style-name="T1">Loss function, optimization</text:span></text:p>
      <text:p text:style-name="P5"/>
      <text:p text:style-name="P6">SVM- Hinge loss</text:p>
      <text:p text:style-name="P6">xi는 image, yi는 label 일때, s = f(x, W)</text:p>
      <text:p text:style-name="P6">(losses) Li = 시그마 max (0, sj – syi +1 )</text:p>
      <text:p text:style-name="P6">sj 는 오답, syi는 정답 score</text:p>
      <text:p text:style-name="P6"/>
      <text:p text:style-name="P6">다 더해서 평균을 내면 loss를 구할 수 있다. </text:p>
      <text:p text:style-name="P6"/>
      <text:p text:style-name="P7">Weight Regularization</text:p>
      <text:p text:style-name="P7">- L2 Regularization</text:p>
      <text:p text:style-name="P7">-L1 Regularization</text:p>
      <text:p text:style-name="P7">-Drop out</text:p>
      <text:p text:style-name="P7"/>
      <text:p text:style-name="P7">Softmax classifier</text:p>
      <text:p text:style-name="P8">정확한 확률의 -를 최소화한다.</text:p>
      <text:p text:style-name="P8"/>
      <text:p text:style-name="P8">Score = unnormalized log probalities → (exp) <text:span text:style-name="T2">e</text:span>^n = unnormalized probabilites <text:s/>→ (normalize) = probabilities = 확률</text:p>
      <text:p text:style-name="P8"/>
      <text:p text:style-name="P8">softmax가 좀 더 많이 사용된다.</text:p>
      <text:p text:style-name="P8"/>
      <text:p text:style-name="P8"/>
      <text:p text:style-name="P8">---------------------------------------------------------------------------------------------------------</text:p>
      <text:p text:style-name="P9">Optimization</text:p>
      <text:p text:style-name="P9">→ loss를 최소화시키는 weight를 찾아가는 과정</text:p>
      <text:p text:style-name="P9"/>
      <text:p text:style-name="P9"/>
      <text:p text:style-name="P9">random search는 사용하지 마라</text:p>
      <text:p text:style-name="P9"><text:soft-page-break/></text:p>
      <text:p text:style-name="P9">Follow the slope (경사하강법)</text:p>
      <text:p text:style-name="P9">-numerical gradient 사용</text:p>
      <text:p text:style-name="P9"/>
      <text:p text:style-name="P9">Disappoint of Numerical gradient </text:p>
      <text:p text:style-name="P9">-근사치를 얻게됨</text:p>
      <text:p text:style-name="P9">-평가가 매우느림 </text:p>
      <text:p text:style-name="P9"/>
      <text:p text:style-name="P9">Analytic gradient를 주로 사용하고 계산이 정확하게 이루어지고 있나 Numerical gradient를 사용</text:p>
      <text:p text:style-name="P9"/>
      <text:p text:style-name="P9">Mini batch gradient <text:span text:style-name="T3">descent</text:span></text:p>
      <text:p text:style-name="P9">size는 32,64,128 이다</text:p>
      <text:p text:style-name="P9"/>
      <text:p text:style-name="P10">learning rate에 따라 그래프가 달라짐</text:p>
      <text:p text:style-name="P10"/>
      <text:p text:style-name="P10">image classification</text:p>
      <text:p text:style-name="P10">전통적인 방식은 feature을 추출함</text:p>
      <text:p text:style-name="P10">지금은 이미지 자체를 function에 넣어서 추출함</text:p>
      <text:p text:style-name="P10">----------------------------------------------------------------------------------------------------------</text:p>
      <text:p text:style-name="P10">4강) Backpropagation and NN part 1</text:p>
      <text:p text:style-name="P10"/>
      <text:p text:style-name="P11">오차역전파</text:p>
      <text:p text:style-name="P11">→ <text:s/>chain rule 사용</text:p>
      <text:p text:style-name="P11"/>
      <text:p text:style-name="P11">local gradient, global gradient </text:p>
      <text:p text:style-name="P11">→ local은 forward 과정에서 구할 수 있다. <text:s/>→ foward에서 구해서 memory에 미리 저장해둔다.</text:p>
      <text:p text:style-name="P11">→ global은 backward 과정에서 구할 수 있다. → backword에서 구해서 계산함</text:p>
      <text:p text:style-name="P11"/>
      <text:p text:style-name="P12">local*global 하면 된다.</text:p>
      <text:p text:style-name="P12"/>
      <text:p text:style-name="P12">Sigmoid function</text:p>
      <text:p text:style-name="P12">1/ 1+e^-1 → 미분하면 sigmoid(x)(1-sigmoid(x))</text:p>
      <text:p text:style-name="P12"/>
      <text:p text:style-name="P12">→<text:span text:style-name="T4"> 덧셈은 그대로, 곱셈은 앞에꺼 바꿈, <text:s/>forward <text:s text:c="2"/>node가 여러개면 더하면 됨.</text:span></text:p>
      <text:p text:style-name="P12">-----------------------------------------------------------------------------------------------------</text:p>
      <text:p text:style-name="P13">Neural Network</text:p>
      <text:p text:style-name="P13">-하나의 class에는 여러 개의 classifier가 존재한다. </text:p>
      <text:p text:style-name="P13">- activation function ex) sigmoid 를 사용해 실제 뉴런처럼 동작한다.</text:p>
      <text:p text:style-name="P13"/>
      <text:p text:style-name="P14">Data overfitting 을 피하려면 정규화를 잘해야된다.</text:p>
      <text:p text:style-name="P14"/>
      <text:p text:style-name="P14"><text:soft-page-break/>5강) <text:span text:style-name="T5">Training NN part 1</text:span></text:p>
      <text:p text:style-name="P14"/>
      <text:p text:style-name="P15">ConvNets에서 data set이 적으면 image net에 있는 가중치들을 가져와서 classifier만 바꿈</text:p>
      <text:p text:style-name="P15"/>
      <text:p text:style-name="P15">Mini-batch SGD</text:p>
      <text:p text:style-name="P15">loop:</text:p>
      <text:p text:style-name="P15">1. sample a batch of data</text:p>
      <text:p text:style-name="P15">2. Forward prop it through the graph, get loss → loss 흭득</text:p>
      <text:p text:style-name="P15">3. Backprop to calculate the gradients → 오차역전파 구함</text:p>
      <text:p text:style-name="P15">4. Update the parameters using the gradient → gradient 수정</text:p>
      <text:p text:style-name="P18"/>
      <text:p text:style-name="P17"/>
      <text:p text:style-name="P17">Activation function</text:p>
      <text:p text:style-name="P17">ex) sigmoid, Relu 등..</text:p>
      <text:p text:style-name="P17"/>
      <text:p text:style-name="P17">sigmoid 의 문제점</text:p>
      <text:p text:style-name="P17">1. 뉴런이 포화되서 gradient를 없앤다. (가장 심각), 0 또는 1이 되는 값이 존재</text:p>
      <text:p text:style-name="P17">→ x의 값이 매우 크거나 작으면 local gradient가 미분하면 기울기가 0이 되서 없어지게 된다. (가장큰 단점)</text:p>
      <text:p text:style-name="P17">2. y값은 모두 0 이상이다.</text:p>
      <text:p text:style-name="P17">→ <text:s text:c="2"/><text:span text:style-name="T11">w의 값은 모두 양수 or 음수여야 된다. 아니면 training이 매우 느려진다. (지그재그 path)</text:span></text:p>
      <text:p text:style-name="P20"/>
      <text:p text:style-name="P20">→ 따라서 거의 안쓴다.</text:p>
      <text:p text:style-name="P20"/>
      <text:p text:style-name="P20">tanh 함수의 문제점</text:p>
      <text:p text:style-name="P20">sigmoid랑 같음</text:p>
      <text:p text:style-name="P20"/>
      <text:p text:style-name="P20">Relu 함수</text:p>
      <text:p text:style-name="P20">- f(X) = max(0,x)</text:p>
      <text:p text:style-name="P20">- 미분 값이 일정해 연산이 매우 효율적</text:p>
      <text:p text:style-name="P20"/>
      <text:p text:style-name="P20">문제점</text:p>
      <text:p text:style-name="P20">- 0-centered가 아니다.</text:p>
      <text:p text:style-name="P20">- x가 음수면 gradient가 그냥 죽어버린다. Vanishing gradient</text:p>
      <text:p text:style-name="P19">-dead Relu가 존재함 (update가 절대안됨), 알파값이 클때, 가중치 값을 초반에 잘못 설정할때</text:p>
      <text:p text:style-name="P19">→ 방지하려고 바이어스 값을 0.01쯤으로 초기화함</text:p>
      <text:p text:style-name="P19"/>
      <text:p text:style-name="P19">Leaky Relu</text:p>
      <text:p text:style-name="P19">- f(X) = max(0.01x, x)</text:p>
      <text:p text:style-name="P19">- gradient가 죽는 경우가 x</text:p>
      <text:p text:style-name="P19"/>
      <text:p text:style-name="P19">P <text:s/>Relu</text:p>
      <text:p text:style-name="P19"><text:soft-page-break/>-f(X)= max(ax, x)</text:p>
      <text:p text:style-name="P19"/>
      <text:p text:style-name="P19">Elu</text:p>
      <text:p text:style-name="P19">- exp연산에 무리가 갈 수 있음</text:p>
      <text:p text:style-name="P19"/>
      <text:p text:style-name="P19">Maxout</text:p>
      <text:p text:style-name="P19">- 가장 ㄱㅊ은데 파라미터가 2개여서 연산 속도가 높음</text:p>
      <text:p text:style-name="P19"/>
      <text:p text:style-name="P19">→ 왠만하면 relu를 사용해라</text:p>
      <text:p text:style-name="P19"/>
      <text:p text:style-name="P19">데이터 전처리</text:p>
      <text:p text:style-name="P19">original data → zero-centered data → normalized data</text:p>
      <text:p text:style-name="P19">→ 우리는 normalized data 과정을 하지 않아도 된다.</text:p>
      <text:p text:style-name="P19"/>
      <text:p text:style-name="P19">PCA(주성분 분석)</text:p>
      <text:p text:style-name="P19"/>
      <text:p text:style-name="P19">→ 이미지에 있어서는 <text:span text:style-name="T12">zero-centered과정만 신경쓰면 된다.</text:span></text:p>
      <text:p text:style-name="P19"/>
      <text:p text:style-name="P21">Weight Initialization</text:p>
      <text:p text:style-name="P21">가장 기본적인 방법은 random한 작은 가중치를 주는것이다.</text:p>
      <text:p text:style-name="P21">→ network가 커지면 문제가 생긴다. → 모든 <text:span text:style-name="T13">activation들이 다 0이된다.</text:span></text:p>
      <text:p text:style-name="P21">→ <text:span text:style-name="T13">backward path에서 x가 0과 비슷한 수가 되서 gradient가 작아진다.</text:span></text:p>
      <text:p text:style-name="P16">But 큰값을 랜덤하게 주면 값이 튕겨나가서 gradient가 0이된다. (loss가 감소하지 않는 현상)</text:p>
      <text:p text:style-name="P16"/>
      <text:p text:style-name="P16">Xavier initialization</text:p>
      <text:p text:style-name="P16">- input의 값에 따라 초기값이 달라짐</text:p>
      <text:p text:style-name="P16">- 단점은 relu를 쓸때 문제가 생김 → input값을 2로 나눠주면 됨</text:p>
      <text:p text:style-name="P16"/>
      <text:p text:style-name="P16">Batch normalization</text:p>
      <text:p text:style-name="P16">-학습하는 과정 자체를 안정화 시킴</text:p>
      <text:p text:style-name="P16"/>
      <text:p text:style-name="P16">각 계층을 거칠때마다 normalize를 해줌</text:p>
      <text:p text:style-name="P16">→ forward, backward path에서도 문제가 없음</text:p>
      <text:p text:style-name="P16">→ mini batch를 뽑아서 batch에 대해서 평균과 분산을 뽑아서 정규화를 해줌</text:p>
      <text:p text:style-name="P16">1. normalization을 해줌</text:p>
      <text:p text:style-name="P16">2. 정규화 한 값을 스케일링, shift 해줌</text:p>
      <text:p text:style-name="P16"/>
      <text:p text:style-name="P16">Babysitting the Learning Process</text:p>
      <text:p text:style-name="P16">1. 전처리 단계</text:p>
      <text:p text:style-name="P16">→ zero-centered</text:p>
      <text:p text:style-name="P16"/>
      <text:p text:style-name="P16"><text:soft-page-break/>2. 레이어 구상</text:p>
      <text:p text:style-name="P16"/>
      <text:p text:style-name="P16">Hyperparameter optim<text:span text:style-name="T14">ization</text:span></text:p>
      <text:p text:style-name="P16">→<text:span text:style-name="T14"> </text:span><text:span text:style-name="T7">언제나 random search를 쓰는게 좋음</text:span></text:p>
      <text:p text:style-name="P16"><text:span text:style-name="T7">→ 가급적이면 </text:span><text:span text:style-name="T8">log scale에서 진행하면 좋다.</text:span></text:p>
      <text:p text:style-name="P24"/>
      <text:p text:style-name="P22"><text:span text:style-name="T8">6강) </text:span><text:span text:style-name="T6">Training NN 2</text:span></text:p>
      <text:p text:style-name="P25"/>
      <text:p text:style-name="P25">Parameter update</text:p>
      <text:p text:style-name="P25"/>
      <text:p text:style-name="P25">Momentum update</text:p>
      <text:p text:style-name="P25">→ v라는 변수 (속도)를 두고 일단 업데이트한다. 그리고 나서 x의 위치를 속도를 통해 업데이트한다.</text:p>
      <text:p text:style-name="P25">→ 언덕에서 공을 굴리는 거랑 비슷한 원리</text:p>
      <text:p text:style-name="P25">v = mu * v – learning_rate * dx</text:p>
      <text:p text:style-name="P25">x += v</text:p>
      <text:p text:style-name="P25"/>
      <text:p text:style-name="P25">→ 초반에는 overshooting이 일어나지만 점점 자리를 찾아간다.</text:p>
      <text:p text:style-name="P25"/>
      <text:p text:style-name="P25">Nesterov Momentum update</text:p>
      <text:p text:style-name="P22"><text:span text:style-name="T6">- </text:span><text:span text:style-name="T9">momentum과의 차이점은 미리 momentum의 값을 예측해서 shift해주는 부분이 있다.</text:span></text:p>
      <text:p text:style-name="P26">→ forward path, backward path에서 세타값 때문에 호완성 문제가 있다.</text:p>
      <text:p text:style-name="P26">→ vanilla update하면 치환가능</text:p>
      <text:p text:style-name="P26"/>
      <text:p text:style-name="P27">AdaGrad update</text:p>
      <text:p text:style-name="P27">- cache라는 개념을 도입</text:p>
      <text:p text:style-name="P27">→ 양수고, 계속 값이 증가한다.</text:p>
      <text:p text:style-name="P28">문제점</text:p>
      <text:p text:style-name="P28">- cache가 계속 커지면 분모가 증가해서 learning rate가 적어지고 결국에는 학습이 종료됨</text:p>
      <text:p text:style-name="P28"/>
      <text:p text:style-name="P28">RMSProp update</text:p>
      <text:p text:style-name="P28">-Adagrad의 단점을 보완함 (step size가 0 방지)</text:p>
      <text:p text:style-name="P28"/>
      <text:p text:style-name="P28">Adam update</text:p>
      <text:p text:style-name="P23"><text:span text:style-name="T6">- </text:span><text:span text:style-name="T10">모멘텀이랑 rms랑 섞여있는 형태</text:span></text:p>
      <text:p text:style-name="P29"/>
      <text:p text:style-name="P30">learning rate은 시간에 따라 decay시키는게 최적이다.</text:p>
      <text:p text:style-name="P30">처음에는 큰걸 적용→ 점점 작은걸 적용</text:p>
      <text:p text:style-name="P30"/>
      <text:p text:style-name="P30"/>
      <text:p text:style-name="P30"/>
      <text:p text:style-name="P30"/>
      <text:p text:style-name="P34"><text:soft-page-break/>Second order optimization methods</text:p>
      <text:p text:style-name="P31">- <text:span text:style-name="T15">first order optimization methods는 gradient만 이용하는 거임</text:span></text:p>
      <text:p text:style-name="P31"/>
      <text:p text:style-name="P31">-<text:span text:style-name="T15">second order optimization </text:span></text:p>
      <text:p text:style-name="P30">→<text:span text:style-name="T15"> Hessian 을 도입하여 곡면이 어떻게 구성되어있는지 알수있음</text:span></text:p>
      <text:p text:style-name="P30">→ 하이퍼파라미터가 필요없음 → <text:span text:style-name="T15">but 현실적으로 적용할 수 없음 (양이 엄청남 역행렬 만들어야됨)</text:span></text:p>
      <text:p text:style-name="P30">→ 큰 <text:span text:style-name="T15">network에서는 사용하기 힘들다.</text:span></text:p>
      <text:p text:style-name="P30"/>
      <text:p text:style-name="P32">L-BFGS (se<text:span text:style-name="T16">cond order optimization에 단점을 보완함)</text:span></text:p>
      <text:p text:style-name="P32">-모든 noise를 제거하고 사용해야된다.</text:p>
      <text:p text:style-name="P32">-full batch일때 사용해야된다.</text:p>
      <text:p text:style-name="P28"/>
      <text:p text:style-name="P28">대부분의 경우는 <text:span text:style-name="T16">adam을써라</text:span></text:p>
      <text:p text:style-name="P33">full batch를 쓰게된다면 L-BFGS를 쓸수도 있다.</text:p>
      <text:p text:style-name="P35"/>
      <text:p text:style-name="P35">Model Ensembles</text:p>
      <text:p text:style-name="P33">- 복수 개의 독립적인 모델들을 학습시킨다.</text:p>
      <text:p text:style-name="P33">- 테스트타임때 이들의 평균값을 내준다.</text:p>
      <text:p text:style-name="P33">→ 성능이 2%정도 향상된다. 반드시 해라</text:p>
      <text:p text:style-name="P33"/>
      <text:p text:style-name="P33">단점</text:p>
      <text:p text:style-name="P33">- 모든 모델들을 관리해야됨</text:p>
      <text:p text:style-name="P33">- 테스트 대상이 많아져서 linear하게 속도가 느려짐</text:p>
      <text:p text:style-name="P33"/>
      <text:p text:style-name="P33">방법</text:p>
      <text:p text:style-name="P33">- 단일 모델 내에서 한번 돌때마다 체크포인트를 생성한다. 체크 포인트에서만 앙상블을 하더라도 성능 향상을 볼 수 있다.</text:p>
      <text:p text:style-name="P33">→ step size의 avg값을 구함으로써 더 성능이 향상됨</text:p>
      <text:p text:style-name="P33"/>
      <text:p text:style-name="P35">dropout</text:p>
      <text:p text:style-name="P33">- 일부 노드들을 랜덤하게 0으로 설정하게한다.</text:p>
      <text:p text:style-name="P33">- <text:span text:style-name="T17">0이된 노드들은 weight값은 update되지 않음</text:span></text:p>
      <text:p text:style-name="P33">→ 다른 노드들이 0이 된 노드들의 학습도 약간씩 하게 된다. → 다른 노드들도 다른 학습을 하기 때문에 학습 능력이 좋아진다.</text:p>
      <text:p text:style-name="P33"/>
      <text:p text:style-name="P37">Test때에는 dropout은 사용하지 않는다.</text:p>
      <text:p text:style-name="P37"/>
      <text:p text:style-name="P37"/>
      <text:p text:style-name="P37"/>
      <text:p text:style-name="P37"/>
      <text:p text:style-name="P37"/>
      <text:p text:style-name="P36"><text:soft-page-break/>Convolutional Neural Networks</text:p>
      <text:p text:style-name="P38">-특정 방향을 보게되면 특정 뉴런이 반응한다.</text:p>
      <text:p text:style-name="P38"/>
      <text:p text:style-name="P39">7강) CNN</text:p>
      <text:p text:style-name="P39">각각의 layer에는 volume이 있음</text:p>
      <text:p text:style-name="P39">width와 height는 다르지만 depth부분은 같다. (filter같은 느낌)</text:p>
      <text:p text:style-name="P39">한 location당 1개의 숫자가 나옴 → 새로 생성된 행렬을 activation map이라고 한다.</text:p>
      <text:p text:style-name="P39">→ 1 filter 1 activation</text:p>
      <text:p text:style-name="P39"/>
      <text:p text:style-name="P40">activation map에서 하얄수록 activation이 높은 지점이다.</text:p>
      <text:p text:style-name="P40"/>
      <text:p text:style-name="P40">Conv→Relu→conv→Relu→pool 이런 형식으로 진행함</text:p>
      <text:p text:style-name="P40"/>
      <text:p text:style-name="P40">stride 값에 따라서 activation map의 크기가 변동함→ 이미지랑 fit하게 적용해야된다.</text:p>
      <text:p text:style-name="P40">→ (N-F)/stride+1 이 정수가 나와야지 가능함</text:p>
      <text:p text:style-name="P40">→ 현실적으로는 태두리에다가 0으로 <text:span text:style-name="T18">padding처리를 함</text:span></text:p>
      <text:p text:style-name="P41">padding을 사용하여 사이즈 조절을 할 수 있다.</text:p>
      <text:p text:style-name="P41"/>
      <text:p text:style-name="P41">ex)</text:p>
      <text:p text:style-name="P41">input volume: 32*32*3</text:p>
      <text:p text:style-name="P41">10 5*5 filter with stride 1, pad 2</text:p>
      <text:p text:style-name="P41"/>
      <text:p text:style-name="P41">output size:</text:p>
      <text:p text:style-name="P41">(32+2*2-5)/1+1 = 32 → 32*32*10</text:p>
      <text:p text:style-name="P42">filter:</text:p>
      <text:p text:style-name="P42">5*5*3+1 = 76</text:p>
      <text:p text:style-name="P42">76*10 = 760</text:p>
      <text:p text:style-name="P42"/>
      <text:p text:style-name="P42">1*1 filter도 의미가 있다.</text:p>
      <text:p text:style-name="P42"/>
      <text:p text:style-name="P42">같은 위치에 있는 필터라도 채널마다 동일한 <text:s/>weight값을 가지지않는다.</text:p>
      <text:p text:style-name="P42"/>
      <text:p text:style-name="P42">Pool</text:p>
      <text:p text:style-name="P42">- makes the representations smaller and more manageable</text:p>
      <text:p text:style-name="P42">→ <text:span text:style-name="T19">depth는</text:span> 같게, 사이즈를 줄인다.</text:p>
      <text:p text:style-name="P42">→ 사이즈는 pooling layer에서 관여한다.</text:p>
      <text:p text:style-name="P42"/>
      <text:p text:style-name="P42">Max pooling이 가장 많이 사용된다.</text:p>
      <text:p text:style-name="P42"/>
      <text:p text:style-name="P42"/>
      <text:p text:style-name="P42"/>
      <text:p text:style-name="P43"><text:soft-page-break/>Fully connected layer</text:p>
      <text:p text:style-name="P43">→ softmax에서 class를 구별하게 하는 layer</text:p>
      <text:p text:style-name="P43"/>
      <text:p text:style-name="P44">최근에는 fc보다는 average pooling을 더 많이 쓴다.</text:p>
      <text:p text:style-name="P44">→ 파라미터의 수가 많이 감소됨</text:p>
      <text:p text:style-name="P44"/>
      <text:p text:style-name="P45">batch normalization을 사용하게 되면 dropout을 사용할 필요가 없다.</text:p>
      <text:p text:style-name="P45"/>
      <text:p text:style-name="P45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0:53:05.323153669</meta:creation-date>
    <dc:date>2019-03-25T15:28:25.778057385</dc:date>
    <meta:editing-duration>PT2H3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9" meta:paragraph-count="228" meta:word-count="2709" meta:character-count="6954" meta:non-whitespace-character-count="5920"/>
  </office:meta>
</office:document-meta>
</file>